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2.3047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Tipo de Montaje</text:p>
          </table:table-cell>
          <table:table-cell office:value-type="string" calcext:value-type="string">
            <text:p>Encapsulad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 de Mouser</text:p>
          </table:table-cell>
          <table:table-cell office:value-type="string" calcext:value-type="string">
            <text:p>Link de Digikey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Capacitor de entrada LDO</text:p>
          </table:table-cell>
          <table:table-cell office:value-type="string" calcext:value-type="string">
            <text:p>GCM31CR71E475KA55L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81/1/GCM31CR71E475KA55_01A-3146592.pdf" xlink:type="simple">Link</text:a></text:p>
          </table:table-cell>
          <table:table-cell office:value-type="string" calcext:value-type="string">
            <text:p><text:a xlink:href="https://ar.mouser.com/ProductDetail/Murata-Electronics/GCM31CR71E475KA55L?qs=aEuGZpxfbxXKg5HbwSV9hA%3D%3D" xlink:type="simple">Link</text:a></text:p>
          </table:table-cell>
          <table:table-cell/>
        </table:table-row>
        <table:table-row table:style-name="ro2">
          <table:table-cell office:value-type="string" calcext:value-type="string">
            <text:p>C904</text:p>
          </table:table-cell>
          <table:table-cell office:value-type="string" calcext:value-type="string">
            <text:p>Capacitor de salida LDO</text:p>
          </table:table-cell>
          <table:table-cell office:value-type="string" calcext:value-type="string">
            <text:p>T491A106K016ATAUTO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12/1/KEM_T2050_T491_AUTO-1093567.pdf" xlink:type="simple">Link</text:a></text:p>
          </table:table-cell>
          <table:table-cell office:value-type="string" calcext:value-type="string">
            <text:p><text:a xlink:href="https://ar.mouser.com/ProductDetail/KEMET/T491A106K016ATAUTO?qs=WOKUqv%2F%2FT%2FadnW6l%252BWzXcQ%3D%3D" xlink:type="simple">Link</text:a></text:p>
          </table:table-cell>
          <table:table-cell/>
        </table:table-row>
        <table:table-row table:style-name="ro3">
          <table:table-cell office:value-type="string" calcext:value-type="string">
            <text:p>C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TVS de CAN1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TVS de CAN2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101</text:p>
          </table:table-cell>
          <table:table-cell office:value-type="string" calcext:value-type="string">
            <text:p>Pulsador RESET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ar.mouser.com/ProductDetail/Wurth-Elektronik/434121043816?qs=wr8lucFkNMVbbKAa3CwTHw%3D%3D" xlink:type="simple">Link</text:a>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W1101</text:p>
          </table:table-cell>
          <table:table-cell office:value-type="string" calcext:value-type="string">
            <text:p>SW Proposito General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w1102</text:p>
          </table:table-cell>
          <table:table-cell office:value-type="string" calcext:value-type="string">
            <text:p>SW Proposito General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Link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Identificador</text:p>
          </table:table-cell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P/N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Encapsulado</text:p>
          </table:table-cell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Transciever de CAN, 3V3</text:p>
          </table:table-cell>
          <table:table-cell table:style-name="ce4" office:value-type="string" calcext:value-type="string">
            <text:p>SN65HVD230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SOIC-8</text:p>
          </table:table-cell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Transciever de CAN, 3V3</text:p>
          </table:table-cell>
          <table:table-cell table:style-name="ce4" office:value-type="string" calcext:value-type="string">
            <text:p>SN65HVD230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SOIC-8</text:p>
          </table:table-cell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LDO de 3V3</text:p>
          </table:table-cell>
          <table:table-cell table:style-name="ce4" office:value-type="string" calcext:value-type="string">
            <text:p>ZLDO1117QG33TA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Diodes Incorporated</text:p>
          </table:table-cell>
          <table:table-cell table:style-name="ce4" office:value-type="string" calcext:value-type="string">
            <text:p>SOT-223-3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Barómetro</text:p>
          </table:table-cell>
          <table:table-cell office:value-type="string" calcext:value-type="string">
            <text:p>ILPS22QSTR</text:p>
          </table:table-cell>
          <table:table-cell table:style-name="Default" office:value-type="string" calcext:value-type="string">
            <text:p>.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HLGA-10L</text:p>
          </table:table-cell>
        </table:table-row>
        <table:table-row table:style-name="ro1">
          <table:table-cell table:style-name="ce4" office:value-type="string" calcext:value-type="string">
            <text:p>U5</text:p>
          </table:table-cell>
          <table:table-cell table:style-name="ce4" office:value-type="string" calcext:value-type="string">
            <text:p>IMU</text:p>
          </table:table-cell>
          <table:table-cell table:style-name="ce4" office:value-type="string" calcext:value-type="string">
            <text:p>ICM-42688-V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DK</text:p>
          </table:table-cell>
          <table:table-cell table:style-name="ce4" office:value-type="string" calcext:value-type="string">
            <text:p>LGA-14</text:p>
          </table:table-cell>
        </table:table-row>
        <table:table-row table:style-name="ro1">
          <table:table-cell table:style-name="ce4" office:value-type="string" calcext:value-type="string">
            <text:p>U6</text:p>
          </table:table-cell>
          <table:table-cell table:style-name="ce4" office:value-type="string" calcext:value-type="string">
            <text:p>Microcontrolador</text:p>
          </table:table-cell>
          <table:table-cell table:style-name="ce4" office:value-type="string" calcext:value-type="string">
            <text:p>STM32F746ZG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LQFP144</text:p>
          </table:table-cell>
        </table:table-row>
        <table:table-row table:style-name="ro1">
          <table:table-cell table:style-name="ce4" office:value-type="string" calcext:value-type="string">
            <text:p>U7</text:p>
          </table:table-cell>
          <table:table-cell table:style-name="ce4" office:value-type="string" calcext:value-type="string">
            <text:p>ESD Supressor</text:p>
          </table:table-cell>
          <table:table-cell table:style-name="ce4" office:value-type="string" calcext:value-type="string">
            <text:p>USBLC6-2SC6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SOT23-6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 para CAN 1 R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 para CAN 2 R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 para CAN 1 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 para CAN 2 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 para CAN 1 T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 para CAN 2 T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istor filtro V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 filtro I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 filtro I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 filtro V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 IMU MIS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istor I2C_4 SCL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istor I2C_4 SDA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istor I2C_2 SCL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istor I2C_2 SDA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 IMU C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istor IMU MO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istor IMU SC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istor BOOT0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istor BOOT0 pull-down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esistor PDR_ON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esistor PDR_ON pull-dow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esistor serie cristal 12 MHz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esistor divisor VBUS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esistor divisor VBUS</text:p>
          </table:table-cell>
          <table:table-cell/>
          <table:table-cell office:value-type="string" calcext:value-type="string">
            <text:p>82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esistor NRST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esistor serie NRST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Resistor microSD SW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Resistor microSD CMD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esistor microSD DAT3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esistor microSD DAT2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esistor microSD DAT1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esistor microSD DAT0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esistor microSD DAT1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esistor microSD DAT3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esistor microSD DAT0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esistor microSD DAT2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esistor microSD CMD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Resistor microSD CLK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Resistor SW2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Resistor SW2 serie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esistor Q1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Resistor Q2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esistor Q1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Resistor Q2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Resistor D3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Resistor D4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Resistor SW3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Resistor Q3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Resistor Q4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Resistor Q3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Resistor Q4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Resistor SW3 serie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Resistor D5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 D6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Resistor Q5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Resistor Q6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esistor Q5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Resistor Q6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Resistor D7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Resistor D8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Resistor Q7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Resistor Q8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Resistor Q7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Resistor Q8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Resistor D9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Resistor D10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Puente shield USB a 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Default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Default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apacitor estabilidad LDO (tantalio)</text:p>
          </table:table-cell>
          <table:table-cell/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 desacople VBAT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Default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apacitor VCAP1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apacitor VCAP2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apacitor Y1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Default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apacitor Y1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apacitor Y2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apacitor debounce reset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apacitor Y2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Conector Dupont recto, 2.54 mm, 2 filas x 3 columnas</text:p>
          </table:table-cell>
          <table:table-cell table:style-name="ce4" office:value-type="string" calcext:value-type="string">
            <text:p>HTSW-108-07-G-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5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6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7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8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9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10</text:p>
          </table:table-cell>
          <table:table-cell table:style-name="ce4" office:value-type="string" calcext:value-type="string">
            <text:p>Bornera para servos</text:p>
          </table:table-cell>
          <table:table-cell table:style-name="ce4" office:value-type="float" office:value="1935161" calcext:value-type="float">
            <text:p>193516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11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2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3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4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J15</text:p>
          </table:table-cell>
          <table:table-cell table:style-name="ce5" office:value-type="string" calcext:value-type="string">
            <text:p>Conector CAN 1</text:p>
          </table:table-cell>
          <table:table-cell table:style-name="ce5" office:value-type="string" calcext:value-type="string">
            <text:p>DF13A-3P-1.25H(51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Hirose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J16</text:p>
          </table:table-cell>
          <table:table-cell table:style-name="ce5" office:value-type="string" calcext:value-type="string">
            <text:p>Conector CAN 2</text:p>
          </table:table-cell>
          <table:table-cell table:style-name="ce5" office:value-type="string" calcext:value-type="string">
            <text:p>DF13A-3P-1.25H(51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Hirose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17</text:p>
          </table:table-cell>
          <table:table-cell table:style-name="ce4" office:value-type="string" calcext:value-type="string">
            <text:p>Conector Spektrum</text:p>
          </table:table-cell>
          <table:table-cell table:style-name="ce4" office:value-type="string" calcext:value-type="string">
            <text:p>B3B-ZR-SM4-TF(LF)(SN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ST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8</text:p>
          </table:table-cell>
          <table:table-cell table:style-name="ce4" office:value-type="string" calcext:value-type="string">
            <text:p>Conector Dupont 90°, 2.54 mm, 1 fila x 3 columnas</text:p>
          </table:table-cell>
          <table:table-cell table:style-name="ce4" office:value-type="string" calcext:value-type="string">
            <text:p>TSW-103-08-G-S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19</text:p>
          </table:table-cell>
          <table:table-cell table:style-name="ce4" office:value-type="string" calcext:value-type="string">
            <text:p>Conector DF13 Batería</text:p>
          </table:table-cell>
          <table:table-cell table:style-name="ce4" office:value-type="string" calcext:value-type="string">
            <text:p>DF13C-6P-1.25V(5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0</text:p>
          </table:table-cell>
          <table:table-cell table:style-name="ce4" office:value-type="string" calcext:value-type="string">
            <text:p>Conector Dupont 90°, 2.54 mm, 2 filas x 3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1</text:p>
          </table:table-cell>
          <table:table-cell table:style-name="ce4" office:value-type="string" calcext:value-type="string">
            <text:p>Conector DF13 magnetómetro</text:p>
          </table:table-cell>
          <table:table-cell table:style-name="ce4" office:value-type="string" calcext:value-type="string">
            <text:p>DF13C-4P-1.25V(51)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2</text:p>
          </table:table-cell>
          <table:table-cell table:style-name="ce4" office:value-type="string" calcext:value-type="string">
            <text:p>Conector DF13 GPS</text:p>
          </table:table-cell>
          <table:table-cell table:style-name="ce4" office:value-type="string" calcext:value-type="string">
            <text:p>DF13C-6P-1.25V(5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3</text:p>
          </table:table-cell>
          <table:table-cell table:style-name="ce4" office:value-type="string" calcext:value-type="string">
            <text:p>Conector Dupont 90°, 2.54 mm, 2 filas x 3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4</text:p>
          </table:table-cell>
          <table:table-cell table:style-name="ce4" office:value-type="string" calcext:value-type="string">
            <text:p>Conector para microSD</text:p>
          </table:table-cell>
          <table:table-cell table:style-name="ce4" office:value-type="string" calcext:value-type="string">
            <text:p>DM3AT-SF-PEJM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5</text:p>
          </table:table-cell>
          <table:table-cell table:style-name="ce4" office:value-type="string" calcext:value-type="string">
            <text:p>Conector micro USB B</text:p>
          </table:table-cell>
          <table:table-cell table:style-name="ce4" office:value-type="string" calcext:value-type="string">
            <text:p>105017-0001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6</text:p>
          </table:table-cell>
          <table:table-cell table:style-name="ce4" office:value-type="string" calcext:value-type="string">
            <text:p>Conector Dupont 90°, 2.54 mm, 2 filas x 5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7</text:p>
          </table:table-cell>
          <table:table-cell table:style-name="ce4" office:value-type="string" calcext:value-type="string">
            <text:p>Conector Dupont 90°, 2.54 mm, 2 filas x 4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8</text:p>
          </table:table-cell>
          <table:table-cell table:style-name="ce4" office:value-type="string" calcext:value-type="string">
            <text:p>Conector Dupont 90°, 2.54 mm, 2 filas x 4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9</text:p>
          </table:table-cell>
          <table:table-cell table:style-name="ce4" office:value-type="string" calcext:value-type="string">
            <text:p>Conector Dupont 90°, 2.54 mm, 2 filas x 6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3</text:p>
          </table:table-cell>
        </table:table-row>
        <table:table-row table:style-name="ro1"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4</text:p>
          </table:table-cell>
        </table:table-row>
        <table:table-row table:style-name="ro1"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5</text:p>
          </table:table-cell>
        </table:table-row>
        <table:table-row table:style-name="ro1"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6</text:p>
          </table:table-cell>
        </table:table-row>
        <table:table-row table:style-name="ro1">
          <table:table-cell table:style-name="ce4" office:value-type="string" calcext:value-type="string">
            <text:p>Q5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7</text:p>
          </table:table-cell>
        </table:table-row>
        <table:table-row table:style-name="ro1">
          <table:table-cell table:style-name="ce4" office:value-type="string" calcext:value-type="string">
            <text:p>Q6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8</text:p>
          </table:table-cell>
        </table:table-row>
        <table:table-row table:style-name="ro1">
          <table:table-cell table:style-name="ce4" office:value-type="string" calcext:value-type="string">
            <text:p>Q7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9</text:p>
          </table:table-cell>
        </table:table-row>
        <table:table-row table:style-name="ro1">
          <table:table-cell table:style-name="ce4" office:value-type="string" calcext:value-type="string">
            <text:p>Q8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10</text:p>
          </table:table-cell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iodo Schottky para power Oring</text:p>
          </table:table-cell>
          <table:table-cell table:style-name="ce4" office:value-type="string" calcext:value-type="string">
            <text:p>PMEG60T30ELRX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experia</text:p>
          </table:table-cell>
          <table:table-cell table:style-name="ce4" office:value-type="string" calcext:value-type="string">
            <text:p>SOD-123-2</text:p>
          </table:table-cell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iodo Schottky para power Oring</text:p>
          </table:table-cell>
          <table:table-cell table:style-name="ce4" office:value-type="string" calcext:value-type="string">
            <text:p>PMEG60T30ELRX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experia</text:p>
          </table:table-cell>
          <table:table-cell table:style-name="ce4" office:value-type="string" calcext:value-type="string">
            <text:p>SOD-123-2</text:p>
          </table:table-cell>
        </table:table-row>
        <table:table-row table:style-name="ro1"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LED amarillo</text:p>
          </table:table-cell>
          <table:table-cell table:style-name="ce4" office:value-type="string" calcext:value-type="string">
            <text:p>150080Y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LED rojo</text:p>
          </table:table-cell>
          <table:table-cell table:style-name="ce4" office:value-type="string" calcext:value-type="string">
            <text:p>150080R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LED amarillo</text:p>
          </table:table-cell>
          <table:table-cell table:style-name="ce4" office:value-type="string" calcext:value-type="string">
            <text:p>150080Y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LED rojo</text:p>
          </table:table-cell>
          <table:table-cell table:style-name="ce4" office:value-type="string" calcext:value-type="string">
            <text:p>150080R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LED verde</text:p>
          </table:table-cell>
          <table:table-cell table:style-name="ce4" office:value-type="string" calcext:value-type="string">
            <text:p>150080G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LED azul</text:p>
          </table:table-cell>
          <table:table-cell table:style-name="ce4" office:value-type="string" calcext:value-type="string">
            <text:p>150080B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LED verde</text:p>
          </table:table-cell>
          <table:table-cell table:style-name="ce4" office:value-type="string" calcext:value-type="string">
            <text:p>150080G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LED azul</text:p>
          </table:table-cell>
          <table:table-cell table:style-name="ce4" office:value-type="string" calcext:value-type="string">
            <text:p>150080B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Switch de reset</text:p>
          </table:table-cell>
          <table:table-cell table:style-name="ce4" office:value-type="float" office:value="434121043816" calcext:value-type="float">
            <text:p>434121043816</text:p>
          </table:table-cell>
          <table:table-cell table:style-name="ce4"/>
          <table:table-cell table:style-name="ce4" office:value-type="string" calcext:value-type="string">
            <text:p>Wurth Electronics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SW2</text:p>
          </table:table-cell>
          <table:table-cell table:style-name="ce4" office:value-type="string" calcext:value-type="string">
            <text:p>Switch de propósito general</text:p>
          </table:table-cell>
          <table:table-cell table:style-name="ce4" office:value-type="float" office:value="434121043816" calcext:value-type="float">
            <text:p>434121043816</text:p>
          </table:table-cell>
          <table:table-cell table:style-name="ce4"/>
          <table:table-cell table:style-name="ce4" office:value-type="string" calcext:value-type="string">
            <text:p>Wurth Electronics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Switch de propósito general</text:p>
          </table:table-cell>
          <table:table-cell table:style-name="ce4" office:value-type="float" office:value="434121043816" calcext:value-type="float">
            <text:p>434121043816</text:p>
          </table:table-cell>
          <table:table-cell table:style-name="ce4"/>
          <table:table-cell table:style-name="ce4" office:value-type="string" calcext:value-type="string">
            <text:p>Wurth Electronics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Cristal 12 MHz</text:p>
          </table:table-cell>
          <table:table-cell table:style-name="ce4" office:value-type="string" calcext:value-type="string">
            <text:p>ECS-120-8-33Q-RES-T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C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Cristal 32.768 kHz</text:p>
          </table:table-cell>
          <table:table-cell table:style-name="ce5" office:value-type="string" calcext:value-type="string">
            <text:p>ECS-.327-9-34QCS-TR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ECS</text:p>
          </table:table-cell>
          <table:table-cell table:style-name="ce5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49:25.590874815</meta:creation-date>
    <dc:date>2023-10-22T17:50:50.350331112</dc:date>
    <meta:editing-duration>P7DT8H53M9S</meta:editing-duration>
    <meta:editing-cycles>132</meta:editing-cycles>
    <meta:generator>LibreOffice/7.3.7.2$Linux_X86_64 LibreOffice_project/30$Build-2</meta:generator>
    <meta:document-statistic meta:table-count="2" meta:cell-count="983" meta:object-count="0"/>
  </office:meta>
</office:document-meta>
</file>